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Персональное Число года 3 <text:s/><text:line-break/><text:line-break/>Год тройки должен пройти под знаком разнообразия. Это год творческих идей, вдохновения, оптимизма, активного развития, самовыражения, креатива, общения и радости. Энтузиазм, радость и оптимизм помогут продвинуть ваши идеи и улучшить финансовое положение. В этот год время летит очень быстро. Если в год двойки надо было ждать, то в этом году откладывать и ждать не стоит. Большую роль сыграют связи, которые вы приобрели в прошлом году, и дружба, которая откроет перспективы в этом.<text:s/><text:line-break/><text:line-break/>Энергия изобилия и возможностей начинает фонтанировать, и все идеи, зародившиеся в первом году и прошедшие проверку во втором, вдруг станут реальными и обретут силу. Ваша задача их взять и реализовать. Единица и двойка сотворили тройку. <text:s/><text:line-break/><text:line-break/>Займитесь мечтами: сейчас лучшее время для их реализации. Все зависит от вашего воодушевления и бодрости духа.<text:s/><text:line-break/><text:line-break/>Благоприятные возможности:<text:s/><text:line-break/><text:line-break/>● включите воображение на полную мощь, вдохновляйте других на достижение результатов, несите позитив;<text:s/></text:p>
      <text:p text:style-name="Обычный">● занимайтесь тем, что приносит вам радость и удовольствие: развлечения уместны;<text:s/></text:p>
      <text:p text:style-name="Обычный">● путешествуйте, переезжайте, общайтесь и творите;<text:s/></text:p>
      <text:p text:style-name="Обычный">● реализуйте в этот год свои творческие таланты;<text:s/></text:p>
      <text:p text:style-name="Обычный">● расширяйте сферу общения и заводите новые связи;<text:s/></text:p>
      <text:p text:style-name="Обычный">● предлагайте начальству новые проекты: вы успешно можете убедить в их целесообразности;<text:s/></text:p>
      <text:p text:style-name="Обычный">● проявляйте инициативу, действуйте;<text:s/></text:p>
      <text:p text:style-name="Обычный">● сделайте карту желаний — так будет веселей планировать.<text:s/><text:line-break/><text:line-break/>В этом году нужно креативно, с энтузиазмом и творчески подходить к процессу, но вы можете распыляться по мелочам: творческая энергия разрывает вас, поэтому важно:<text:s/><text:line-break/><text:line-break/>● не забывать об умеренности, не терять концентрацию на целях и задачах;<text:s/></text:p>
      <text:p text:style-name="Обычный">● не злоупотреблять едой, чувственными удовольствиями, алкоголем;<text:s/></text:p>
      <text:p text:style-name="Обычный">● не хвататься за слишком большое количество проектов;<text:s/></text:p>
      <text:p text:style-name="Обычный">● избегать обсуждения своих творческих идей с практикующими все и вся людьми или пессимистами (лучше обсудите их с успешными людьми, которые знакомы с вашим вопросом; с доброжелательным человеком);<text:s/></text:p>
      <text:p text:style-name="Обычный">● избегать сплетен, болтовни и спонтанных высказываний: это может стать источником проблем в этом году.<text:s/><text:line-break/><text:line-break/><text:soft-page-break/>Личная жизнь:<text:s/><text:line-break/><text:line-break/>Это благоприятный год для любви и дружбы. У одиноких появятся новые знакомства, легкие отношения и приключения. Но важно все же держаться золотой середины: в погоне за чувствами и удовольствием вы можете нечаянно оказаться в любовном треугольнике.<text:s/><text:line-break/><text:line-break/>Женатые люди чувствуют обновление в отношениях; возможно зачатие и рождение детей. Хорошо вместе посещать общественные места и развлекательные мероприятия.<text:s/><text:line-break/><text:line-break/>Если же у вашего партнера год 7 или 9, то он может не разделять ваших желаний.<text:s/><text:line-break/><text:line-break/>Развитие и карьера:<text:s/><text:line-break/><text:line-break/>Не забывайте, что третий год — это период творческой деятельности, самовыражения и саморазвития. Курсы повышения квалификации, обучение, иностранные языки, сцена, творчество, тренинги — все это окажется очень желаемым и необходимым.<text:s/><text:line-break/><text:line-break/>В этом году вы можете поменять работу или профессию. Ваши идеи будут креативными, а проекты — востребованными. Окружение потянется к вам за советом, а приглашения поучаствовать в общественных мероприятиях могут сыпаться постоянно в течение года. Хотя финансовое вознаграждение может расти в этом году — деньги и власть как таковые у вас будут не на первом месте. Главный акцент: на креативности, революционных идеях, творческих проектах, участии в конкурсах.<text:s/><text:line-break/><text:line-break/>Это хороший год для косметических процедур, пластических операций, ЭКО и стоматологических процедур. Важно правильно распределять энергию, не распыляться.<text:s/><text:line-break/><text:line-break/>Основной мотив года:<text:s/><text:line-break/><text:line-break/>В вас много творческой энергии: вы хотите участвовать в раз- ных проектах, вести одновременно несколько дел, генерировать идеи — и это может сбить вас с курса. <text:s/><text:line-break/><text:line-break/>Старайтесьне забывать о планах и намеченных в начале года целях, чтобы не отклоняться от своего пути.<text:s/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38:00Z</dc:date>
    <meta:template xlink:href="Normal.dotm" xlink:type="simple"/>
    <meta:editing-cycles>4</meta:editing-cycles>
    <meta:editing-duration>PT60S</meta:editing-duration>
    <meta:document-statistic meta:page-count="2" meta:paragraph-count="7" meta:word-count="561" meta:character-count="3753" meta:row-count="26" meta:non-whitespace-character-count="3199"/>
  </office:meta>
</office:document-meta>
</file>